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, Arial"/>
    <style:font-face style:name="inherit" svg:font-family="inherit"/>
    <style:font-face style:name="monaco" svg:font-family="monaco, Consolas, 'Liberation Mono', Courier, monospace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文泉驿微米黑" svg:font-family="文泉驿微米黑" style:font-pitch="variable"/>
    <style:font-face style:name="文泉驿微米黑1" svg:font-family="文泉驿微米黑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font-name="文泉驿微米黑" fo:font-size="12pt" fo:letter-spacing="normal" style:font-name-asian="文泉驿微米黑" style:font-size-asian="12pt" style:font-style-asian="normal" style:font-weight-asian="normal" style:font-size-complex="12pt"/>
    </style:style>
    <style:style style:name="P2" style:family="paragraph" style:parent-style-name="Text_20_body">
      <style:text-properties fo:font-variant="normal" fo:text-transform="none" fo:color="#333333" fo:letter-spacing="normal" style:font-style-asian="normal" style:font-weight-asian="normal"/>
    </style:style>
    <style:style style:name="P3" style:family="paragraph" style:parent-style-name="Text_20_body">
      <style:text-properties fo:font-variant="normal" fo:text-transform="none" fo:color="#333333" style:font-name="Ubuntu Mono1" fo:letter-spacing="normal" style:font-name-asian="Ubuntu Mono1"/>
    </style:style>
    <style:style style:name="P4" style:family="paragraph" style:parent-style-name="Text_20_body">
      <style:text-properties fo:font-variant="normal" fo:text-transform="none" fo:color="#000000" style:font-name="Ubuntu Mono1" fo:font-size="12pt" fo:letter-spacing="normal" style:font-name-asian="Ubuntu Mono1" style:font-size-asian="12pt" style:font-size-complex="12pt"/>
    </style:style>
    <style:style style:name="P5" style:family="paragraph" style:parent-style-name="Text_20_body">
      <style:text-properties style:font-name="文泉驿微米黑" fo:font-size="12pt" style:font-name-asian="文泉驿微米黑" style:font-size-asian="12pt" style:font-size-complex="12pt"/>
    </style:style>
    <style:style style:name="P6" style:family="paragraph" style:parent-style-name="Text_20_body">
      <style:text-properties style:font-name="Ubuntu Mono1" style:font-name-asian="Ubuntu Mono1"/>
    </style:style>
    <style:style style:name="P7" style:family="paragraph" style:parent-style-name="Text_20_body">
      <style:text-properties style:font-name="Ubuntu Mono1" fo:font-size="11pt" style:font-name-asian="Ubuntu Mono1" style:font-size-asian="11pt" style:font-size-complex="11pt"/>
    </style:style>
    <style:style style:name="P8" style:family="paragraph" style:parent-style-name="Text_20_body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9" style:family="paragraph" style:parent-style-name="Heading_20_1">
      <style:text-properties fo:font-variant="normal" fo:text-transform="none" fo:color="#333333" style:font-name="文泉驿微米黑" fo:font-size="14pt" fo:letter-spacing="normal" fo:font-weight="bold" style:font-name-asian="文泉驿微米黑" style:font-size-asian="14pt" style:font-style-asian="normal" style:font-weight-asian="bold" style:font-size-complex="14pt" style:font-weight-complex="bold"/>
    </style:style>
    <style:style style:name="P10" style:family="paragraph" style:parent-style-name="Heading_20_1">
      <style:text-properties fo:font-variant="normal" fo:text-transform="none" fo:color="#333333" fo:letter-spacing="normal" fo:font-weight="bold" style:font-style-asian="normal" style:font-weight-asian="bold" style:font-weight-complex="bold"/>
    </style:style>
    <style:style style:name="P11" style:family="paragraph" style:parent-style-name="Heading_20_1">
      <style:text-properties fo:font-weight="bold" style:font-weight-asian="bold" style:font-weight-complex="bold"/>
    </style:style>
    <style:style style:name="P12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Preformatted_20_Text">
      <style:text-properties style:font-name="Ubuntu Mono1" fo:font-size="11pt" style:font-name-asian="Ubuntu Mono1" style:font-size-asian="11pt" style:font-size-complex="11pt"/>
    </style:style>
    <style:style style:name="P14" style:family="paragraph" style:parent-style-name="Preformatted_20_Text">
      <style:text-properties fo:font-variant="normal" fo:text-transform="none" fo:color="#333333" style:font-name="Ubuntu Mono1" fo:font-size="11pt" fo:letter-spacing="normal" style:font-name-asian="Ubuntu Mono1" style:font-size-asian="11pt" style:font-size-complex="11pt"/>
    </style:style>
    <style:style style:name="P15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/>
    </style:style>
    <style:style style:name="P1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Ubuntu Mono1" style:font-name-asian="Ubuntu Mono1"/>
    </style:style>
    <style:style style:name="P18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Ubuntu Mono1" fo:font-size="11pt" style:font-name-asian="Ubuntu Mono1" style:font-size-asian="11pt" style:font-size-complex="11pt"/>
    </style:style>
    <style:style style:name="P19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Ubuntu Mono1" fo:font-size="11pt" style:font-name-asian="Ubuntu Mono1" style:font-size-asian="11pt" style:font-size-complex="11pt"/>
    </style:style>
    <style:style style:name="T1" style:family="text">
      <style:text-properties fo:font-variant="normal" fo:text-transform="none" fo:color="#333333" style:font-name="helvetica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" fo:font-size="12pt" fo:letter-spacing="normal" fo:font-style="normal" fo:font-weight="normal" style:font-name-asian="helvetica" style:font-style-asian="normal"/>
    </style:style>
    <style:style style:name="T3" style:family="text">
      <style:text-properties fo:font-variant="normal" fo:text-transform="none" fo:color="#333333" style:font-name="helvetica" fo:font-size="12pt" fo:letter-spacing="normal" fo:font-style="normal" fo:font-weight="normal" style:font-name-asian="helvetica" style:font-size-asian="12pt" style:font-style-asian="normal" style:font-weight-asian="normal" style:font-size-complex="13.6999998092651pt" style:font-weight-complex="normal"/>
    </style:style>
    <style:style style:name="T4" style:family="text">
      <style:text-properties fo:font-variant="normal" fo:text-transform="none" fo:color="#333333" fo:letter-spacing="normal" style:font-name-asian="helvetica" style:font-size-asian="12pt" style:font-style-asian="normal" style:font-weight-asian="normal"/>
    </style:style>
    <style:style style:name="T5" style:family="text">
      <style:text-properties fo:font-variant="normal" fo:text-transform="none" fo:color="#333333" fo:letter-spacing="normal" style:font-size-asian="12pt" style:font-style-asian="normal" style:font-weight-asian="normal"/>
    </style:style>
    <style:style style:name="T6" style:family="text">
      <style:text-properties fo:font-variant="normal" fo:text-transform="none" fo:color="#333333" fo:letter-spacing="normal" style:font-style-asian="normal"/>
    </style:style>
    <style:style style:name="T7" style:family="text">
      <style:text-properties fo:font-variant="normal" fo:text-transform="none" fo:color="#333333" fo:letter-spacing="normal" style:font-style-asian="normal" style:font-weight-asian="normal"/>
    </style:style>
    <style:style style:name="T8" style:family="text">
      <style:text-properties fo:font-variant="normal" fo:text-transform="none" fo:color="#333333" fo:letter-spacing="normal" style:font-style-asian="normal" style:font-weight-asian="bold"/>
    </style:style>
    <style:style style:name="T9" style:family="text">
      <style:text-properties fo:font-variant="normal" fo:text-transform="none" fo:color="#333333" fo:letter-spacing="normal" fo:font-style="normal" fo:font-weight="normal"/>
    </style:style>
    <style:style style:name="T10" style:family="text">
      <style:text-properties fo:font-variant="normal" fo:text-transform="none" fo:color="#333333" fo:letter-spacing="normal" fo:font-style="normal" fo:font-weight="normal" style:font-style-asian="normal" style:font-weight-asian="normal"/>
    </style:style>
    <style:style style:name="T11" style:family="text">
      <style:text-properties fo:font-variant="normal" fo:text-transform="none" fo:color="#333333" fo:letter-spacing="normal" fo:font-style="normal" fo:font-weight="bold"/>
    </style:style>
    <style:style style:name="T12" style:family="text">
      <style:text-properties fo:font-variant="normal" fo:text-transform="none" fo:color="#333333" fo:letter-spacing="normal" fo:font-weight="normal" style:font-style-asian="normal" style:font-weight-asian="normal" style:font-weight-complex="normal"/>
    </style:style>
    <style:style style:name="T13" style:family="text">
      <style:text-properties fo:font-variant="normal" fo:text-transform="none" fo:color="#333333" style:font-name="Ubuntu Mono1" fo:letter-spacing="normal" style:font-name-asian="helvetica" style:font-size-asian="12pt" style:font-style-asian="normal" style:font-weight-asian="normal"/>
    </style:style>
    <style:style style:name="T14" style:family="text">
      <style:text-properties fo:font-variant="normal" fo:text-transform="none" fo:color="#333333" fo:font-size="12pt" fo:letter-spacing="normal" fo:font-style="normal" fo:font-weight="normal"/>
    </style:style>
    <style:style style:name="T15" style:family="text">
      <style:text-properties fo:font-variant="normal" fo:text-transform="none" fo:color="#333333" fo:font-size="12pt" fo:letter-spacing="normal" fo:font-style="normal" fo:font-weight="normal" style:font-size-asian="12pt" style:font-style-asian="normal" style:font-weight-asian="normal"/>
    </style:style>
    <style:style style:name="T16" style:family="text">
      <style:text-properties fo:font-variant="normal" fo:text-transform="none" fo:color="#333333" fo:font-size="12pt" fo:letter-spacing="normal" fo:font-style="normal" fo:font-weight="normal" style:font-size-asian="12pt" style:font-style-asian="normal" style:font-weight-asian="normal" style:font-size-complex="13.6999998092651pt" style:font-weight-complex="normal"/>
    </style:style>
    <style:style style:name="T17" style:family="text">
      <style:text-properties fo:font-variant="normal" fo:text-transform="none" fo:color="#333333" style:font-name="Ubuntu Mono1" fo:letter-spacing="normal" style:font-style-asian="normal" style:font-weight-asian="normal"/>
    </style:style>
    <style:style style:name="T18" style:family="text">
      <style:text-properties fo:font-variant="normal" fo:text-transform="none" fo:color="#333333" style:font-name="Ubuntu Mono1" fo:letter-spacing="normal" style:font-name-asian="Ubuntu Mono1" style:font-size-asian="12pt" style:font-style-asian="normal" style:font-weight-asian="normal"/>
    </style:style>
    <style:style style:name="T19" style:family="text">
      <style:text-properties fo:font-variant="normal" fo:text-transform="none" fo:color="#333333" style:font-name="Ubuntu Mono1" fo:font-size="12pt" fo:letter-spacing="normal" fo:font-style="normal" fo:font-weight="normal" style:font-name-asian="Ubuntu Mono1"/>
    </style:style>
    <style:style style:name="T20" style:family="text">
      <style:text-properties fo:font-variant="normal" fo:text-transform="none" fo:color="#333333" style:font-name="Ubuntu Mono1" fo:font-size="12pt" fo:letter-spacing="normal" fo:font-style="normal" fo:font-weight="normal" style:font-name-asian="Ubuntu Mono1" style:font-style-asian="normal"/>
    </style:style>
    <style:style style:name="T21" style:family="text">
      <style:text-properties fo:font-variant="normal" fo:text-transform="none" fo:color="#333333" style:font-name="Ubuntu Mono1" fo:font-size="13.6999998092651pt" fo:letter-spacing="normal" fo:font-weight="normal" style:font-name-asian="helvetica" style:font-size-asian="12pt" style:font-style-asian="normal" style:font-weight-asian="normal" style:font-size-complex="13.6999998092651pt" style:font-weight-complex="normal"/>
    </style:style>
    <style:style style:name="T22" style:family="text">
      <style:text-properties fo:font-variant="normal" fo:text-transform="none" fo:color="#333333" style:font-name="文泉驿微米黑" fo:letter-spacing="normal" style:font-name-asian="文泉驿微米黑" style:font-size-asian="12pt" style:font-style-asian="normal" style:font-weight-asian="normal"/>
    </style:style>
    <style:style style:name="T23" style:family="text">
      <style:text-properties fo:font-variant="normal" fo:text-transform="none" fo:color="#333333" fo:font-size="13.6999998092651pt" fo:letter-spacing="normal" fo:font-weight="normal" style:font-size-asian="12pt" style:font-style-asian="normal" style:font-weight-asian="normal" style:font-size-complex="13.6999998092651pt" style:font-weight-complex="normal"/>
    </style:style>
    <style:style style:name="T24" style:family="text">
      <style:text-properties fo:font-variant="normal" fo:text-transform="none" fo:color="#808000" style:font-name="Ubuntu Mono1" fo:letter-spacing="normal" style:font-name-asian="Ubuntu Mono1" style:font-size-asian="12pt" style:font-style-asian="normal" style:font-weight-asian="normal"/>
    </style:style>
    <style:style style:name="T25" style:family="text">
      <style:text-properties fo:font-variant="normal" fo:text-transform="none" fo:color="#808000" style:font-name="Ubuntu Mono1" fo:font-size="13.6999998092651pt" fo:letter-spacing="normal" fo:font-weight="normal" style:font-name-asian="helvetica" style:font-size-asian="12pt" style:font-style-asian="normal" style:font-weight-asian="normal" style:font-size-complex="13.6999998092651pt" style:font-weight-complex="normal"/>
    </style:style>
    <style:style style:name="T26" style:family="text">
      <style:text-properties fo:font-variant="normal" fo:text-transform="none" fo:color="#808000" fo:letter-spacing="normal" style:font-size-asian="12pt" style:font-style-asian="normal" style:font-weight-asian="normal"/>
    </style:style>
    <style:style style:name="T27" style:family="text">
      <style:text-properties fo:font-variant="normal" fo:text-transform="none" fo:color="#808000" fo:letter-spacing="normal" fo:font-weight="normal" style:font-style-asian="normal" style:font-weight-asian="normal" style:font-weight-complex="normal"/>
    </style:style>
    <style:style style:name="T28" style:family="text">
      <style:text-properties fo:font-variant="normal" fo:text-transform="none" fo:color="#808000" fo:letter-spacing="normal" style:font-style-asian="normal" style:font-weight-asian="normal"/>
    </style:style>
    <style:style style:name="T29" style:family="text">
      <style:text-properties fo:font-variant="normal" fo:text-transform="none" fo:color="#808000" fo:font-size="13.6999998092651pt" fo:letter-spacing="normal" fo:font-weight="normal" style:font-size-asian="12pt" style:font-style-asian="normal" style:font-weight-asian="normal" style:font-size-complex="13.6999998092651pt" style:font-weight-complex="normal"/>
    </style:style>
    <style:style style:name="T30" style:family="text">
      <style:text-properties fo:font-variant="normal" fo:text-transform="none" fo:color="#c0c0c0" style:font-name="Ubuntu Mono1" fo:letter-spacing="normal" style:font-name-asian="Ubuntu Mono1" style:font-size-asian="12pt" style:font-style-asian="normal" style:font-weight-asian="normal"/>
    </style:style>
    <style:style style:name="T31" style:family="text">
      <style:text-properties fo:font-variant="normal" fo:text-transform="none" fo:color="#c0c0c0" style:font-name="Ubuntu Mono1" fo:font-size="13.6999998092651pt" fo:letter-spacing="normal" fo:font-weight="normal" style:font-name-asian="helvetica" style:font-size-asian="12pt" style:font-style-asian="normal" style:font-weight-asian="normal" style:font-size-complex="13.6999998092651pt" style:font-weight-complex="normal"/>
    </style:style>
    <style:style style:name="T32" style:family="text">
      <style:text-properties fo:font-variant="normal" fo:text-transform="none" fo:color="#c0c0c0" fo:letter-spacing="normal" style:font-size-asian="12pt" style:font-style-asian="normal" style:font-weight-asian="normal"/>
    </style:style>
    <style:style style:name="T33" style:family="text">
      <style:text-properties fo:font-variant="normal" fo:text-transform="none" fo:color="#c0c0c0" fo:letter-spacing="normal" fo:font-weight="normal" style:font-style-asian="normal" style:font-weight-asian="normal" style:font-weight-complex="normal"/>
    </style:style>
    <style:style style:name="T34" style:family="text">
      <style:text-properties fo:font-variant="normal" fo:text-transform="none" fo:color="#c0c0c0" fo:letter-spacing="normal" style:font-style-asian="normal" style:font-weight-asian="normal"/>
    </style:style>
    <style:style style:name="T35" style:family="text">
      <style:text-properties fo:font-variant="normal" fo:text-transform="none" fo:color="#c0c0c0" fo:font-size="13.6999998092651pt" fo:letter-spacing="normal" fo:font-weight="normal" style:font-size-asian="12pt" style:font-style-asian="normal" style:font-weight-asian="normal" style:font-size-complex="13.6999998092651pt" style:font-weight-complex="normal"/>
    </style:style>
    <style:style style:name="T36" style:family="text">
      <style:text-properties fo:font-variant="normal" fo:text-transform="none" fo:color="#800080" style:font-name="Ubuntu Mono1" fo:letter-spacing="normal" style:font-name-asian="Ubuntu Mono1" style:font-size-asian="12pt" style:font-style-asian="normal" style:font-weight-asian="normal"/>
    </style:style>
    <style:style style:name="T37" style:family="text">
      <style:text-properties fo:font-variant="normal" fo:text-transform="none" fo:color="#800080" style:font-name="Ubuntu Mono1" fo:font-size="13.6999998092651pt" fo:letter-spacing="normal" fo:font-weight="normal" style:font-name-asian="helvetica" style:font-size-asian="12pt" style:font-style-asian="normal" style:font-weight-asian="normal" style:font-size-complex="13.6999998092651pt" style:font-weight-complex="normal"/>
    </style:style>
    <style:style style:name="T38" style:family="text">
      <style:text-properties fo:font-variant="normal" fo:text-transform="none" fo:color="#800080" fo:letter-spacing="normal" style:font-size-asian="12pt" style:font-style-asian="normal" style:font-weight-asian="normal"/>
    </style:style>
    <style:style style:name="T39" style:family="text">
      <style:text-properties fo:font-variant="normal" fo:text-transform="none" fo:color="#800080" fo:letter-spacing="normal" fo:font-weight="normal" style:font-style-asian="normal" style:font-weight-asian="normal" style:font-weight-complex="normal"/>
    </style:style>
    <style:style style:name="T40" style:family="text">
      <style:text-properties fo:font-variant="normal" fo:text-transform="none" fo:color="#800080" fo:letter-spacing="normal" style:font-style-asian="normal" style:font-weight-asian="normal"/>
    </style:style>
    <style:style style:name="T41" style:family="text">
      <style:text-properties fo:font-variant="normal" fo:text-transform="none" fo:color="#800080" fo:font-size="13.6999998092651pt" fo:letter-spacing="normal" fo:font-weight="normal" style:font-size-asian="12pt" style:font-style-asian="normal" style:font-weight-asian="normal" style:font-size-complex="13.6999998092651pt" style:font-weight-complex="normal"/>
    </style:style>
    <style:style style:name="T42" style:family="text">
      <style:text-properties style:font-name="Ubuntu Mono1" style:font-name-asian="Ubuntu Mono1"/>
    </style:style>
    <style:style style:name="T43" style:family="text">
      <style:text-properties fo:font-size="12pt" fo:font-style="normal" fo:font-weight="normal" style:font-size-asian="12pt" style:font-style-asian="normal" style:font-weight-asian="normal"/>
    </style:style>
    <style:style style:name="T44" style:family="text">
      <style:text-properties fo:font-style="normal" fo:font-weight="normal" style:font-style-asian="normal" style:font-weight-asian="normal" style:font-weight-complex="normal"/>
    </style:style>
    <style:style style:name="T45" style:family="text">
      <style:text-properties fo:font-weight="normal" style:font-style-asian="normal" style:font-weight-asian="normal" style:font-weight-complex="normal"/>
    </style:style>
    <style:style style:name="T46" style:family="text">
      <style:text-properties style:font-name-asian="helvetica" style:font-size-asian="12pt" style:font-style-asian="normal" style:font-weight-asian="normal"/>
    </style:style>
    <style:style style:name="T47" style:family="text">
      <style:text-properties style:font-name-asian="helvetica" style:font-style-asian="normal"/>
    </style:style>
    <style:style style:name="T48" style:family="text">
      <style:text-properties style:font-size-asian="12pt" style:font-style-asian="normal" style:font-weight-asian="normal"/>
    </style:style>
    <style:style style:name="T49" style:family="text">
      <style:text-properties style:font-style-asian="normal" style:font-weight-asian="normal"/>
    </style:style>
    <style:style style:name="T50" style:family="text">
      <style:text-properties fo:color="#808000"/>
    </style:style>
    <style:style style:name="T51" style:family="text">
      <style:text-properties fo:color="#808000" style:font-size-asian="12pt" style:font-style-asian="normal" style:font-weight-asian="normal"/>
    </style:style>
    <style:style style:name="T52" style:family="text">
      <style:text-properties fo:color="#808000" style:font-style-asian="normal" style:font-weight-asian="normal"/>
    </style:style>
    <style:style style:name="T53" style:family="text">
      <style:text-properties fo:color="#c0c0c0"/>
    </style:style>
    <style:style style:name="T54" style:family="text">
      <style:text-properties fo:color="#c0c0c0" style:font-size-asian="12pt" style:font-style-asian="normal" style:font-weight-asian="normal"/>
    </style:style>
    <style:style style:name="T55" style:family="text">
      <style:text-properties fo:color="#c0c0c0" style:font-style-asian="normal" style:font-weight-asian="normal"/>
    </style:style>
    <style:style style:name="T56" style:family="text">
      <style:text-properties fo:color="#800080"/>
    </style:style>
    <style:style style:name="T57" style:family="text">
      <style:text-properties fo:color="#800080" style:font-size-asian="12pt" style:font-style-asian="normal" style:font-weight-asian="normal"/>
    </style:style>
    <style:style style:name="T58" style:family="text">
      <style:text-properties fo:color="#800080" style:font-style-asian="normal" style:font-weight-asian="normal"/>
    </style:style>
    <style:style style:name="T59" style:family="text">
      <style:text-properties fo:color="#800080" style:font-name="helvetica" fo:font-size="12pt" fo:font-style="normal" fo:font-weight="normal" style:font-name-asian="helvetica" style:font-size-asian="12pt" style:font-style-asian="normal" style:font-weight-asian="normal" style:font-size-complex="13.6999998092651pt" style:font-weight-complex="normal"/>
    </style:style>
    <style:style style:name="T60" style:family="text">
      <style:text-properties fo:color="#800080" style:font-name="Ubuntu Mono1" fo:font-size="13.6999998092651pt" fo:font-weight="normal" style:font-name-asian="helvetica" style:font-size-asian="12pt" style:font-style-asian="normal" style:font-weight-asian="normal" style:font-size-complex="13.6999998092651pt" style:font-weight-complex="normal"/>
    </style:style>
    <style:style style:name="T61" style:family="text">
      <style:text-properties fo:color="#800080" fo:font-size="13.6999998092651pt" fo:font-weight="normal" style:font-size-asian="12pt" style:font-style-asian="normal" style:font-weight-asian="normal" style:font-size-complex="13.6999998092651pt" style:font-weight-complex="normal"/>
    </style:style>
    <style:style style:name="T62" style:family="text">
      <style:text-properties fo:color="#800080" fo:font-size="12pt" fo:font-style="normal" fo:font-weight="normal" style:font-size-asian="12pt" style:font-style-asian="normal" style:font-weight-asian="normal" style:font-size-complex="13.6999998092651pt" style:font-weight-complex="normal"/>
    </style:style>
    <style:style style:name="T63" style:family="text">
      <style:text-properties fo:color="#800080" fo:font-weight="normal" style:font-style-asian="normal" style:font-weight-asian="normal" style:font-weight-complex="normal"/>
    </style:style>
    <style:style style:name="T64" style:family="text">
      <style:text-properties fo:color="#800080" fo:font-style="normal" fo:font-weight="normal" style:font-style-asian="normal" style:font-weight-asian="normal" style:font-weight-complex="normal"/>
    </style:style>
    <style:style style:name="T65" style:family="text">
      <style:text-properties fo:color="#000000"/>
    </style:style>
    <style:style style:name="T66" style:family="text">
      <style:text-properties fo:color="#000000" style:font-size-asian="12pt" style:font-style-asian="normal" style:font-weight-asian="normal"/>
    </style:style>
    <style:style style:name="T67" style:family="text">
      <style:text-properties fo:color="#000000" style:font-style-asian="normal" style:font-weight-asian="normal"/>
    </style:style>
    <style:style style:name="T68" style:family="text">
      <style:text-properties fo:color="#800000"/>
    </style:style>
    <style:style style:name="T69" style:family="text">
      <style:text-properties fo:color="#000080"/>
    </style:style>
    <style:style style:name="T70" style:family="text">
      <style:text-properties fo:color="#008000"/>
    </style:style>
    <style:style style:name="T71" style:family="text">
      <style:text-properties fo:font-size="16pt" fo:font-weight="bold" style:font-name-asian="helvetica" style:font-size-asian="16pt" style:font-style-asian="normal" style:font-weight-asian="bold" style:font-size-complex="16pt" style:font-weight-complex="bold"/>
    </style:style>
    <style:style style:name="T72" style:family="text">
      <style:text-properties fo:font-size="16pt" style:font-name-asian="helvetica" style:font-size-asian="16pt" style:font-style-asian="normal" style:font-size-complex="16pt"/>
    </style:style>
    <style:style style:name="T73" style:family="text">
      <style:text-properties fo:font-size="13.6999998092651pt" fo:font-weight="normal" style:font-name-asian="helvetica" style:font-size-asian="12pt" style:font-style-asian="normal" style:font-weight-asian="normal" style:font-size-complex="13.699999809265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条款18：让接口容易被正确使用，不易被误用</text:h>
      <text:p text:style-name="Text_20_body"><text:span text:style-name="T4"><text:tab/></text:span><text:span text:style-name="T13">Make interfaces easy to use correctly and hard to use incorrectly.</text:span></text:p>
      <text:p text:style-name="Text_20_body"><text:span text:style-name="T7">理想是：如果客户企图使用某个接口却得不到他的预期效果，则应该控制其编译不通过。一旦能够编译通过，就该是客户想要的。</text:span><text:line-break/><text:span text:style-name="T8">许多客户端错误可以因为导入新类型而得到预防</text:span><text:span text:style-name="T7">。比如设计</text:span><text:span text:style-name="T9">Date</text:span><text:span text:style-name="T7">类，容易出现初始化次序出错，这时可以引入新类型</text:span><text:span text:style-name="T9">struct day,month,year</text:span><text:span text:style-name="T7">，从而让初始化得到显式。同时，为了对数据进行限制，可以在新类型中引入函数来返回需要的值。（注意</text:span><text:span text:style-name="T9">enum</text:span><text:span text:style-name="T7">不具备类型安全性，因为其可被当作</text:span><text:span text:style-name="T9">int</text:span><text:span text:style-name="T7">来使用）</text:span><text:line-break/><text:span text:style-name="T8">限制类型内什么事可做，什么事不可做。</text:span><text:span text:style-name="T7">（比如</text:span><text:span text:style-name="T9">item3</text:span><text:span text:style-name="T7">的以</text:span><text:span text:style-name="T9">const</text:span><text:span text:style-name="T7">修饰</text:span><text:span text:style-name="T9">operator*</text:span><text:span text:style-name="T7">的返回类型）</text:span><text:line-break/><text:span text:style-name="T8">尽量使你的</text:span><text:span text:style-name="T11">type</text:span><text:span text:style-name="T8">行为与内置</text:span><text:span text:style-name="T11">type</text:span><text:span text:style-name="T8">一致，避免与内置</text:span><text:span text:style-name="T11">type</text:span><text:span text:style-name="T8">不兼容，真正的理由是为了提供一致的接口</text:span><text:span text:style-name="T7">（以</text:span><text:span text:style-name="T9">int</text:span><text:span text:style-name="T7">作参考）</text:span><text:line-break/><text:span text:style-name="T8">尽量不要让客户必须记住某些事情</text:span><text:span text:style-name="T7">。（比如让智能指针管理资源，不要让客户担当管理资源的责任）</text:span></text:p>
      <text:p text:style-name="P1"/>
      <text:h text:style-name="P10" text:outline-level="1">条款19：设计class犹如设计type</text:h>
      <text:p text:style-name="P2"><text:tab/>Treat class design as type design.</text:p>
      <text:p text:style-name="P5"><text:span text:style-name="T10">class</text:span><text:span text:style-name="T7">的设计要视为设计</text:span><text:span text:style-name="T10">type</text:span><text:span text:style-name="T7">一样严谨，可能需要考虑重载函数和操作符、控制内存的分配和归还、定义对象的初始化和终结</text:span><text:span text:style-name="T10">...</text:span><text:span text:style-name="T7">等等。经常需要考虑的问题有：<text:line-break/></text:span><text:span text:style-name="T10">1.</text:span><text:span text:style-name="T7">对象应该如何被创建和销毁：涉及构造和析构函数，内存分配和释放函数</text:span><text:span text:style-name="T10">(new,new[],delete,delete[])</text:span><text:span text:style-name="T7"><text:line-break/></text:span><text:span text:style-name="T10">2.</text:span><text:span text:style-name="T7">对象初始化和对象的赋值之间的差别<text:line-break/></text:span><text:span text:style-name="T10">3.</text:span><text:span text:style-name="T7">对象被</text:span><text:span text:style-name="T10">pass by value</text:span><text:span text:style-name="T7">意味着什么？</text:span><text:span text:style-name="T10">(</text:span><text:span text:style-name="T7">注意</text:span><text:span text:style-name="T10">copy</text:span><text:span text:style-name="T7">构造函数的性质</text:span><text:span text:style-name="T10">)</text:span><text:span text:style-name="T7"><text:line-break/></text:span><text:span text:style-name="T10">4.</text:span><text:span text:style-name="T7">新</text:span><text:span text:style-name="T10">type</text:span><text:span text:style-name="T7">的合法值。</text:span><text:span text:style-name="T10">(</text:span><text:span text:style-name="T7">关乎约束条件和异常的问题</text:span><text:span text:style-name="T10">)</text:span><text:span text:style-name="T7"><text:line-break/></text:span><text:span text:style-name="T10">5.</text:span><text:span text:style-name="T7">新</text:span><text:span text:style-name="T10">type</text:span><text:span text:style-name="T7">需要继承某个体系，或者被继承吗？</text:span><text:span text:style-name="T10">(</text:span><text:span text:style-name="T7">如果继承自其它类，应该考虑父类的限制，如果被其它类继承，考虑自身的析构函数是否声明为</text:span><text:span text:style-name="T10">virtual)</text:span><text:span text:style-name="T7"><text:line-break/></text:span><text:span text:style-name="T10">6.</text:span><text:span text:style-name="T7">新</text:span><text:span text:style-name="T10">type</text:span><text:span text:style-name="T7">支持的类型转换。</text:span><text:span text:style-name="T10">(</text:span><text:span text:style-name="T7">关乎显式转换和隐式转换的选择</text:span><text:span text:style-name="T10">)</text:span><text:span text:style-name="T7"><text:line-break/></text:span><text:span text:style-name="T10">7.</text:span><text:span text:style-name="T7">新</text:span><text:span text:style-name="T10">type</text:span><text:span text:style-name="T7">需要支持哪些操作符或者函数。<text:line-break/></text:span><text:span text:style-name="T10">8.</text:span><text:span text:style-name="T7">什么样的标准函数该被返回？</text:span><text:span text:style-name="T10">(</text:span><text:span text:style-name="T7">比如编译器提供的默认构造函数，复制构造函数等，设计为</text:span><text:span text:style-name="T10">private)</text:span><text:span text:style-name="T7"><text:line-break/></text:span><text:span text:style-name="T10">9.</text:span><text:span text:style-name="T7">新</text:span><text:span text:style-name="T10">type</text:span><text:span text:style-name="T7">的成员被谁采用？</text:span><text:span text:style-name="T10">(</text:span><text:span text:style-name="T7">设计成员的可见性，</text:span><text:span text:style-name="T10">public,protected,private)</text:span><text:span text:style-name="T7"><text:line-break/></text:span><text:span text:style-name="T10">10.</text:span><text:span text:style-name="T7">什么是新</text:span><text:span text:style-name="T10">type</text:span><text:span text:style-name="T7">的“未声明接口”？</text:span><text:span text:style-name="T10">(</text:span><text:span text:style-name="T7">关乎效率，异常安全性以及资源运用的保证</text:span><text:span text:style-name="T10">)</text:span><text:span text:style-name="T7"><text:line-break/></text:span><text:span text:style-name="T10">11.</text:span><text:span text:style-name="T7">新</text:span><text:span text:style-name="T10">type</text:span><text:span text:style-name="T7">是否需要一般化：如果是，考虑是否设计成</text:span><text:span text:style-name="T10">template</text:span><text:span text:style-name="T7">更合理？<text:line-break/></text:span><text:span text:style-name="T10">12.</text:span><text:span text:style-name="T7">新</text:span><text:span text:style-name="T10">type</text:span><text:span text:style-name="T7">存在的必要性：如果该</text:span><text:span text:style-name="T10">type</text:span><text:span text:style-name="T7">是派生类，且只是为了对现有类添加技能，说不定单</text:span><text:soft-page-break/><text:span text:style-name="T7">纯定义一个或多个</text:span><text:span text:style-name="T10">non-member</text:span><text:span text:style-name="T7">函数或</text:span><text:span text:style-name="T10">templates</text:span><text:span text:style-name="T7">更能达到目标。</text:span></text:p>
      <text:p text:style-name="P5"><text:span text:style-name="T7"/></text:p>
      <text:h text:style-name="P11" text:outline-level="1"><text:span text:style-name="T6">条款20：宁以pass-by-reference-to-const替换pass-by-value</text:span></text:h>
      <text:p text:style-name="P5"><text:span text:style-name="T7"><text:tab/></text:span><text:span text:style-name="T17">Prefer pass-by-reference-to-const to pass-by-value</text:span></text:p>
      <text:p text:style-name="Text_20_body"><text:span text:style-name="T10"><text:tab/>pass-by-value</text:span><text:span text:style-name="T7">在类中可能会有昂贵的复制构造函数以及析构函数的调用，比如对于一个</text:span><text:span text:style-name="T10">drived-class</text:span><text:span text:style-name="T7">，当以</text:span><text:span text:style-name="T10">pass-by-value</text:span><text:span text:style-name="T7">作为参数传递时，必然会调用父类和当前类的复制构造函数和析构函数（可能还包括数据成员是类对象的复制构造和析构）。<text:line-break/>以</text:span><text:span text:style-name="T10">pass-by-reference-to-const</text:span><text:span text:style-name="T7">时，没有任何函数被调用，</text:span><text:span text:style-name="T10">const</text:span><text:span text:style-name="T7">保证了原对象不被修改。在</text:span><text:span text:style-name="T10">C++</text:span><text:span text:style-name="T7">底层里，</text:span><text:span text:style-name="T10">reference</text:span><text:span text:style-name="T7">是往往以指针实现出来的。同时这种传递方式可以避免切割问题</text:span><text:span text:style-name="T10">(slicing)</text:span><text:span text:style-name="T7">，即当一个派生类对象以</text:span><text:span text:style-name="T10">pass-by-value</text:span><text:span text:style-name="T7">的方式传递给实参是父类对象的函数时，派生类的性质被切割了。<text:line-break/>总结：尽量用</text:span><text:span text:style-name="T10">pass-by-reference-to-cons</text:span><text:span text:style-name="T7">，效率高，而且可以避免切割问题。</text:span></text:p>
      <text:p text:style-name="Text_20_body"><text:span text:style-name="T7"><text:tab/></text:span>对于内置类型，<text:span text:style-name="T10">STL</text:span><text:span text:style-name="T7">的迭代器和函数对象，则</text:span><text:span text:style-name="T10">pass-by-value</text:span><text:span text:style-name="T7">更好。因为传递指针的代价在此时比较昂贵。</text:span></text:p>
      <text:p text:style-name="Text_20_body"><text:span text:style-name="T7"/></text:p>
      <text:h text:style-name="P11" text:outline-level="1"><text:span text:style-name="T6">条款21：必须返回对象时，别妄想返回其reference</text:span></text:h>
      <text:p text:style-name="Text_20_body"><text:span text:style-name="T7"><text:tab/>Don't try to return a reference when you must return an object.</text:span></text:p>
      <text:p text:style-name="Text_20_body"><text:span text:style-name="T22"><text:tab/></text:span><text:span text:style-name="T18">明确reference只是一个名称，代表一个已经存在的对象，所以任何时候看到一个reference表达式时，都应该问自己它的另一名称是什么。</text:span></text:p>
      <text:p text:style-name="P6"><text:span text:style-name="T5">切勿在成员函数里返回一个local变量(建立于stack)的reference，因为local变量在退出函数时就被销毁了，这会导致reference变成一个“无定义行为”的存在。返回指针也一样。</text:span></text:p>
      <text:p text:style-name="P6"><text:span text:style-name="T5">切勿在成员函数里返回一个heap-based变量(指针)，因为该变量由new创建，这会使得无法获得返回的reference背后的指针去delete而导致内存泄露。</text:span></text:p>
      <text:p text:style-name="P6"><text:span text:style-name="T5">切勿在成员函数里返回一个static对象的reference，因为调用者永远看到的都是static的“现值”，这会使得他们要做的比如“比较”判断永远返回true。（自己跟自己比~）</text:span></text:p>
      <text:p text:style-name="P6"><text:span text:style-name="T5">总结：正确的做法是，直接返回对象，这需要一次构造函数和析构函数的调用费用。但为了正确的行为付出这一点代价是值得的。另外，编译器会对实现代码进行最优化，所以我们只需定义正确行为，产出的代码效率则丢给编译器去处理。</text:span></text:p>
      <text:p text:style-name="P6"><text:span text:style-name="T5"/></text:p>
      <text:p text:style-name="P6"><text:span text:style-name="T5"/></text:p>
      <text:h text:style-name="Heading_20_1" text:outline-level="1"><text:soft-page-break/><text:span text:style-name="T6">条款22：将成员变量声明为private</text:span></text:h>
      <text:p text:style-name="Text_20_body"><text:span text:style-name="T5"><text:tab/>Declare data members private.</text:span></text:p>
      <text:p text:style-name="P6"><text:span text:style-name="T5">理由：</text:span></text:p>
      <text:p text:style-name="P6"><text:span text:style-name="T5">1.语义一致性：使用该类的客户用统一的方法访问、读、写成员变量（即通过成员函数）</text:span></text:p>
      <text:p text:style-name="P6"><text:span text:style-name="T5">2.有利于class充分的实现弹性：即利于维护，对class进行修改，删除对代码破坏量小</text:span></text:p>
      <text:p text:style-name="P6"><text:span text:style-name="T5">如果有public成员变量，一旦发生更改，可能会导致大量客户代码被破坏。</text:span></text:p>
      <text:p text:style-name="P6"><text:span text:style-name="T5">protected同样缺乏封装性，因为它的drived class代码一样遭到破坏。</text:span></text:p>
      <text:p text:style-name="P6"><text:span text:style-name="T5"/></text:p>
      <text:h text:style-name="P12" text:outline-level="1"><text:span text:style-name="T6">条款23：宁以non-member,non-friend替换member函数</text:span></text:h>
      <text:p text:style-name="P6"><text:span text:style-name="T5"><text:tab/>Prefer non-member non-friend functions to member functions.</text:span></text:p>
      <text:p text:style-name="Text_20_body"><text:span text:style-name="T5"><text:tab/></text:span><text:span text:style-name="T18">封装性越好，越有利于改变。non-member non-friend函数比member函数的封装性好，因为它至少不能访问class内的private变量。</text:span></text:p>
      <text:p text:style-name="P6"><text:span text:style-name="T5">namespace的拓展性：可以将功能进行划分，在不同的头文件里声明，只要把这些头文件声明在同一个namespace里，就很方便地使得这些功能得到了整合。这里给出的启示就是，把non-member non-friend函数和其应用的类放在同一个namespace里，客户就能很方便地使用了。</text:span></text:p>
      <text:p text:style-name="P6"><text:span text:style-name="T5">总结：non-member non-friend更具有封装性，包裹弹性(修改带来更小的代价)和技能扩充性。</text:span></text:p>
      <text:p text:style-name="P6"><text:span text:style-name="T5"/></text:p>
      <text:h text:style-name="P12" text:outline-level="1"><text:span text:style-name="T6">条款24：若所有参数皆需类型转换，请为此采用non-member函数</text:span></text:h>
      <text:p text:style-name="P6"><text:span text:style-name="T5"><text:tab/>Declare non-member functions when type conversions should apply to all parameters.</text:span></text:p>
      <text:p text:style-name="P6"><text:span text:style-name="T5"><text:tab/>如果定义</text:span><text:span text:style-name="T15">class</text:span><text:span text:style-name="T5">的运算符重载为</text:span><text:span text:style-name="T15">member</text:span><text:span text:style-name="T5">函数，则经常出现乘法无法实现交换律的情况。比如有书中以下有理数相乘的例子：</text:span></text:p>
      <text:p text:style-name="P13"><text:span text:style-name="T28">class</text:span><text:span text:style-name="T34"> </text:span><text:span text:style-name="T40">Rational</text:span></text:p>
      <text:p text:style-name="P18">{</text:p>
      <text:p text:style-name="P19"><text:span text:style-name="T50">public</text:span><text:span text:style-name="T65">:</text:span></text:p>
      <text:p text:style-name="P19"><text:span text:style-name="T53"><text:s text:c="2"/></text:span>Rational<text:span text:style-name="T65">(</text:span><text:span text:style-name="T50">int</text:span><text:span text:style-name="T53"> </text:span><text:span text:style-name="T68">numberator</text:span><text:span text:style-name="T53"> </text:span><text:span text:style-name="T65">=</text:span><text:span text:style-name="T53"> </text:span><text:span text:style-name="T69">0</text:span><text:span text:style-name="T65">,</text:span><text:span text:style-name="T53"> </text:span><text:span text:style-name="T50">int</text:span><text:span text:style-name="T53"> </text:span>denominator<text:span text:style-name="T53"> </text:span><text:span text:style-name="T65">=</text:span><text:span text:style-name="T53"> </text:span><text:span text:style-name="T69">1</text:span><text:span text:style-name="T65">)</text:span><text:span text:style-name="T53"> </text:span><text:span text:style-name="T70">//非explicit，支持隐式转换</text:span></text:p>
      <text:p text:style-name="P19"><text:span text:style-name="T53"><text:s text:c="2"/></text:span><text:span text:style-name="T50">int</text:span><text:span text:style-name="T53"> </text:span><text:span text:style-name="T65">numerator()</text:span><text:span text:style-name="T53"> </text:span><text:span text:style-name="T50">const</text:span><text:span text:style-name="T65">;</text:span></text:p>
      <text:p text:style-name="P19"><text:span text:style-name="T53"><text:s text:c="2"/></text:span><text:span text:style-name="T50">int</text:span><text:span text:style-name="T53"> </text:span><text:span text:style-name="T65">denominator()</text:span><text:span text:style-name="T53"> </text:span><text:span text:style-name="T50">const</text:span><text:span text:style-name="T65">;</text:span></text:p>
      <text:p text:style-name="P19"><text:span text:style-name="T53"><text:s text:c="2"/></text:span><text:span text:style-name="T50">const</text:span><text:span text:style-name="T53"> </text:span><text:span text:style-name="T56">Rational</text:span><text:span text:style-name="T53"> </text:span><text:span text:style-name="T65">operator*</text:span><text:span text:style-name="T53"> </text:span><text:span text:style-name="T65">(</text:span><text:span text:style-name="T50">const</text:span><text:span text:style-name="T53"> </text:span><text:span text:style-name="T56">Rational</text:span><text:span text:style-name="T53"> </text:span><text:span text:style-name="T65">&amp;</text:span>rhs<text:span text:style-name="T65">)</text:span><text:span text:style-name="T53"> </text:span><text:span text:style-name="T50">const</text:span><text:span text:style-name="T65">;</text:span></text:p>
      <text:p text:style-name="P19"><text:span text:style-name="T50">private</text:span><text:span text:style-name="T65">:</text:span></text:p>
      <text:p text:style-name="P19"><text:span text:style-name="T53"><text:s text:c="2"/></text:span><text:span text:style-name="T65">...</text:span></text:p>
      <text:p text:style-name="P18">}</text:p>
      <text:p text:style-name="P19"><text:span text:style-name="T56">Rational</text:span><text:span text:style-name="T53"> </text:span>oneHalf<text:span text:style-name="T65">(</text:span><text:span text:style-name="T69">1</text:span><text:span text:style-name="T65">,</text:span><text:span text:style-name="T69">2</text:span><text:span text:style-name="T65">);</text:span></text:p>
      <text:p text:style-name="P19"><text:span text:style-name="T56">Rational</text:span><text:span text:style-name="T53"> </text:span>result<text:span text:style-name="T53"> </text:span><text:span text:style-name="T65">=</text:span><text:span text:style-name="T53"> </text:span>oneHalf<text:span text:style-name="T65">*</text:span><text:span text:style-name="T69">2</text:span><text:span text:style-name="T65">;</text:span><text:span text:style-name="T53"> </text:span><text:span text:style-name="T70">//OK,编译器将2这个int隐式转换成Rational</text:span></text:p>
      <text:p text:style-name="P19"><text:span text:style-name="T56">Rational</text:span><text:span text:style-name="T53"> </text:span>result2<text:span text:style-name="T53"> </text:span><text:span text:style-name="T65">=</text:span><text:span text:style-name="T53"> </text:span><text:span text:style-name="T69">2</text:span><text:span text:style-name="T65">*</text:span>oneHalf<text:span text:style-name="T65">;</text:span><text:span text:style-name="T53"> </text:span><text:span text:style-name="T70">//编译错误！因为只有当参数被列于参数列内，这个参数才能进行隐式转换</text:span></text:p>
      <text:p text:style-name="P19"><text:span text:style-name="T53"><text:s text:c="30"/></text:span><text:span text:style-name="T70">//this这个隐含参数不是隐式转换的合格参与者</text:span></text:p>
      <text:p text:style-name="P3"><text:span text:style-name="T46"/></text:p>
      <text:p text:style-name="P3"><text:span text:style-name="T48">解决方法是将</text:span><text:span text:style-name="T43">operator*</text:span><text:span text:style-name="T48">定义为</text:span><text:span text:style-name="T43">non-member</text:span><text:span text:style-name="T48">函数。即：</text:span></text:p>
      <text:p text:style-name="P14"><text:soft-page-break/><text:span text:style-name="T52">const</text:span><text:span text:style-name="T55"> </text:span><text:span text:style-name="T49">Rational</text:span><text:span text:style-name="T55"> </text:span><text:span text:style-name="T49">operater</text:span><text:span text:style-name="T67">*</text:span><text:span text:style-name="T55"> </text:span><text:span text:style-name="T67">(</text:span><text:span text:style-name="T52">const</text:span><text:span text:style-name="T55"> </text:span><text:span text:style-name="T58">Rational</text:span><text:span text:style-name="T55"> </text:span><text:span text:style-name="T67">&amp;</text:span><text:span text:style-name="T49">lhs</text:span><text:span text:style-name="T67">,</text:span><text:span text:style-name="T52">const</text:span><text:span text:style-name="T55"> </text:span><text:span text:style-name="T49">Rational</text:span><text:span text:style-name="T55"> </text:span><text:span text:style-name="T67">&amp;</text:span><text:span text:style-name="T49">rhs</text:span><text:span text:style-name="T67">)</text:span></text:p>
      <text:p text:style-name="P18">{</text:p>
      <text:p text:style-name="P19"><text:span text:style-name="T53"><text:s text:c="2"/></text:span><text:span text:style-name="T50">return</text:span><text:span text:style-name="T53"> </text:span><text:span text:style-name="T56">Rational</text:span><text:span text:style-name="T65">(</text:span>lhs<text:span text:style-name="T65">.numerator()*</text:span>rhs<text:span text:style-name="T65">.</text:span>numerator<text:span text:style-name="T65">(),</text:span>lhs<text:span text:style-name="T65">.denominator()*</text:span>rhs<text:span text:style-name="T65">.</text:span>denominator<text:span text:style-name="T65">());</text:span></text:p>
      <text:p text:style-name="P18">}</text:p>
      <text:p text:style-name="P3"><text:span text:style-name="T46"/></text:p>
      <text:p text:style-name="P3"><text:span text:style-name="T48">另外需要注意，当一个函数不适合定义为</text:span><text:span text:style-name="T43">member</text:span><text:span text:style-name="T48">函数时，并不一定就得定义为</text:span><text:span text:style-name="T43">friend</text:span><text:span text:style-name="T48">，</text:span><text:span text:style-name="T43">friend</text:span><text:span text:style-name="T48">能够避免则该避免。</text:span></text:p>
      <text:p text:style-name="Text_20_body"><text:span text:style-name="T71"/></text:p>
      <text:h text:style-name="Heading_20_1" text:outline-level="1"><text:span text:style-name="T47">条款25：考虑写出一个不抛异常的swap函数</text:span></text:h>
      <text:p text:style-name="P8"><text:span text:style-name="T47"><text:tab/>Consider support for a non-throwing swap.</text:span></text:p>
      <text:p text:style-name="Text_20_body"><text:span text:style-name="T20">std</text:span><text:span text:style-name="T18">的</text:span><text:span text:style-name="T20">swap</text:span><text:span text:style-name="T18">处理方式很自然，代码如下：</text:span></text:p>
      <text:p text:style-name="P13"><text:span text:style-name="T28">namespace</text:span><text:span text:style-name="T34"> </text:span><text:span text:style-name="T40">std</text:span></text:p>
      <text:p text:style-name="P18">{</text:p>
      <text:p text:style-name="P19"><text:span text:style-name="T53"><text:s text:c="2"/></text:span><text:span text:style-name="T50">template</text:span><text:span text:style-name="T53"> </text:span><text:span text:style-name="T65">&lt;</text:span><text:span text:style-name="T50">typename</text:span><text:span text:style-name="T53"> </text:span><text:span text:style-name="T56">T</text:span><text:span text:style-name="T65">&gt;</text:span></text:p>
      <text:p text:style-name="P19"><text:span text:style-name="T53"><text:s text:c="2"/></text:span><text:span text:style-name="T50">void</text:span><text:span text:style-name="T53"> </text:span><text:span text:style-name="T65">swap(</text:span><text:span text:style-name="T56">T</text:span><text:span text:style-name="T53"> </text:span><text:span text:style-name="T65">&amp;a,</text:span><text:span text:style-name="T53"> </text:span><text:span text:style-name="T56">T</text:span><text:span text:style-name="T65">&amp;b)</text:span></text:p>
      <text:p text:style-name="P19"><text:span text:style-name="T53"><text:s text:c="2"/></text:span><text:span text:style-name="T65">{</text:span></text:p>
      <text:p text:style-name="P19"><text:span text:style-name="T53"><text:s text:c="4"/></text:span><text:span text:style-name="T56">T</text:span><text:span text:style-name="T53"> </text:span><text:span text:style-name="T65">temp(a);</text:span></text:p>
      <text:p text:style-name="P19"><text:span text:style-name="T53"><text:s text:c="4"/></text:span><text:span text:style-name="T65">a</text:span><text:span text:style-name="T53"> </text:span><text:span text:style-name="T65">=</text:span><text:span text:style-name="T53"> </text:span><text:span text:style-name="T65">b;</text:span></text:p>
      <text:p text:style-name="P19"><text:span text:style-name="T53"><text:s text:c="4"/></text:span><text:span text:style-name="T65">b</text:span><text:span text:style-name="T53"> </text:span><text:span text:style-name="T65">=</text:span><text:span text:style-name="T53"> </text:span><text:span text:style-name="T65">temp</text:span></text:p>
      <text:p text:style-name="P19"><text:span text:style-name="T53"><text:s text:c="2"/></text:span><text:span text:style-name="T65">}</text:span></text:p>
      <text:p text:style-name="P18">}</text:p>
      <text:p text:style-name="P16"/>
      <text:p text:style-name="P16"><text:span text:style-name="T18">以上操作是通过</text:span><text:span text:style-name="T19">copy</text:span><text:span text:style-name="T18">构造函数和</text:span><text:span text:style-name="T19">copy assignment</text:span><text:span text:style-name="T18">操作符完成的。</text:span><text:span text:style-name="T42"><text:line-break/></text:span><text:span text:style-name="T18">但是如果</text:span><text:span text:style-name="T19">T</text:span><text:span text:style-name="T18">包含许多数据的时候，这样的操作就显得代价太大了。我们的处理方法是通过交换对象的指针。即</text:span><text:span text:style-name="T19">"pimpl"</text:span><text:span text:style-name="T18">手法：</text:span><text:span text:style-name="T19">pointer to implementation</text:span><text:span text:style-name="T18">。但一般的</text:span><text:span text:style-name="T19">swap</text:span><text:span text:style-name="T18">并不懂得这样去做，这就要求我们写一个特化的</text:span><text:span text:style-name="T19">swap</text:span><text:span text:style-name="T18">。</text:span><text:span text:style-name="T19">C++</text:span><text:span text:style-name="T18">允许对</text:span><text:span text:style-name="T19">class template</text:span><text:span text:style-name="T18">进行特化，可以将特化的</text:span><text:span text:style-name="T19">swap</text:span><text:span text:style-name="T18">定义为</text:span><text:span text:style-name="T19">non-member friend,</text:span><text:span text:style-name="T18">但推荐定义为</text:span><text:span text:style-name="T19">public</text:span><text:span text:style-name="T18">。代码如下：</text:span></text:p>
      <text:p text:style-name="P17"><text:span text:style-name="T5"/></text:p>
      <text:p text:style-name="P18"><text:span text:style-name="T27">class</text:span><text:span text:style-name="T33"> </text:span><text:span text:style-name="T39">ClassName</text:span></text:p>
      <text:p text:style-name="P18">{</text:p>
      <text:p text:style-name="P19"><text:span text:style-name="T50">public</text:span><text:span text:style-name="T65">:</text:span></text:p>
      <text:p text:style-name="P19"><text:span text:style-name="T53"><text:s text:c="2"/></text:span><text:span text:style-name="T50">void</text:span><text:span text:style-name="T53"> </text:span><text:span text:style-name="T65">swap(</text:span><text:span text:style-name="T56">ClassName</text:span><text:span text:style-name="T53"> </text:span><text:span text:style-name="T65">&amp;rhs)</text:span><text:span text:style-name="T53"> </text:span><text:span text:style-name="T70">//真正进行置换工作的函数</text:span></text:p>
      <text:p text:style-name="P19"><text:span text:style-name="T53"><text:s text:c="2"/></text:span><text:span text:style-name="T65">{</text:span></text:p>
      <text:p text:style-name="P19"><text:span text:style-name="T53"><text:s text:c="4"/></text:span><text:span text:style-name="T50">using</text:span><text:span text:style-name="T53"> </text:span><text:span text:style-name="T56">std</text:span><text:span text:style-name="T65">::</text:span>swap<text:span text:style-name="T65">;</text:span><text:span text:style-name="T70">//令std::swap在此可用</text:span><text:span text:style-name="T53"> <text:s text:c="2"/></text:span></text:p>
      <text:p text:style-name="P19"><text:span text:style-name="T53"><text:s text:c="4"/></text:span><text:span text:style-name="T65">swap(</text:span>ptr<text:span text:style-name="T65">,rhs.</text:span>ptr<text:span text:style-name="T65">);</text:span></text:p>
      <text:p text:style-name="P19"><text:span text:style-name="T53"><text:s text:c="2"/></text:span><text:span text:style-name="T65">}</text:span></text:p>
      <text:p text:style-name="P19"><text:span text:style-name="T68">priate</text:span><text:span text:style-name="T65">:</text:span></text:p>
      <text:p text:style-name="P19"><text:span text:style-name="T53"><text:s text:c="2"/></text:span>OtherClass<text:span text:style-name="T53"> </text:span><text:span text:style-name="T65">*</text:span>ptr<text:span text:style-name="T65">;</text:span></text:p>
      <text:p text:style-name="P18">}</text:p>
      <text:p text:style-name="P19"><text:span text:style-name="T50">namespace</text:span><text:span text:style-name="T53"> </text:span><text:span text:style-name="T56">std</text:span><text:span text:style-name="T53"> <text:s/></text:span><text:span text:style-name="T70">//在std里进行特化，这使得swap的使用跟一般的swap一致</text:span></text:p>
      <text:p text:style-name="P18">{</text:p>
      <text:p text:style-name="P19"><text:span text:style-name="T53"><text:s text:c="2"/></text:span><text:span text:style-name="T50">template</text:span><text:span text:style-name="T65">&lt;&gt;</text:span><text:span text:style-name="T53"> </text:span></text:p>
      <text:p text:style-name="P19"><text:span text:style-name="T53"><text:s text:c="2"/></text:span><text:span text:style-name="T50">void</text:span><text:span text:style-name="T53"> </text:span><text:span text:style-name="T65">swap&lt;</text:span>ClassName<text:span text:style-name="T65">&gt;</text:span><text:span text:style-name="T53"> </text:span><text:span text:style-name="T65">(</text:span><text:span text:style-name="T56">ClassName</text:span><text:span text:style-name="T53"> </text:span><text:span text:style-name="T65">&amp;a,</text:span><text:span text:style-name="T56">ClassName</text:span><text:span text:style-name="T53"> </text:span><text:span text:style-name="T65">&amp;b)</text:span></text:p>
      <text:p text:style-name="P19"><text:span text:style-name="T53"><text:s text:c="2"/></text:span><text:span text:style-name="T65">{</text:span></text:p>
      <text:p text:style-name="P19"><text:span text:style-name="T53"><text:s text:c="4"/></text:span><text:span text:style-name="T65">a.swap(b);</text:span></text:p>
      <text:p text:style-name="P19"><text:span text:style-name="T53"><text:s text:c="2"/></text:span><text:span text:style-name="T65">}</text:span></text:p>
      <text:p text:style-name="P18">}</text:p>
      <text:p text:style-name="P16"><text:span text:style-name="T37"/></text:p>
      <text:p text:style-name="P4"><text:span text:style-name="T45">如果要进行特化的不是</text:span><text:span text:style-name="T44">class</text:span><text:span text:style-name="T45">，而是</text:span><text:span text:style-name="T44">class template</text:span><text:span text:style-name="T45">，以上方法就不再适用了。因为</text:span><text:span text:style-name="T44">c++</text:span><text:span text:style-name="T45">并不允许对</text:span><text:span text:style-name="T44">function template</text:span><text:span text:style-name="T45">进行特化，即上述的</text:span><text:span text:style-name="T44">void swap&lt;ClassName&gt;</text:span><text:span text:style-name="T45">无法定义了。处理方法是重载</text:span><text:span text:style-name="T44">std::swap</text:span><text:span text:style-name="T45">的版本，但不在</text:span><text:span text:style-name="T44">std</text:span><text:span text:style-name="T45">这个</text:span><text:span text:style-name="T44">namespace</text:span><text:span text:style-name="T45">下，因为</text:span><text:span text:style-name="T44">C++</text:span><text:span text:style-name="T45">不允许扩充</text:span><text:span text:style-name="T44">std</text:span><text:span text:style-name="T45">，我们将该重载写在自定义的</text:span><text:span text:style-name="T44">namespace</text:span><text:span text:style-name="T45">里，像这样：</text:span></text:p>
      <text:p text:style-name="P4"><text:span text:style-name="T45"/></text:p>
      <text:p text:style-name="P4"><text:span text:style-name="T45"/></text:p>
      <text:p text:style-name="P7"><text:soft-page-break/><text:span text:style-name="T27">namespace</text:span><text:span text:style-name="T33"> </text:span><text:span text:style-name="T39">OutClassStuff</text:span></text:p>
      <text:p text:style-name="P18">{</text:p>
      <text:p text:style-name="P19"><text:span text:style-name="T53"><text:s text:c="2"/></text:span><text:span text:style-name="T50">template</text:span><text:span text:style-name="T53"> </text:span><text:span text:style-name="T65">&lt;</text:span><text:span text:style-name="T50">typename</text:span><text:span text:style-name="T53"> </text:span><text:span text:style-name="T56">T</text:span><text:span text:style-name="T65">&gt;</text:span></text:p>
      <text:p text:style-name="P19"><text:span text:style-name="T53"><text:s text:c="2"/></text:span><text:span text:style-name="T50">class</text:span><text:span text:style-name="T53"> </text:span><text:span text:style-name="T56">ClassName</text:span><text:span text:style-name="T53"> </text:span><text:span text:style-name="T65">{</text:span><text:span text:style-name="T53"> </text:span><text:span text:style-name="T65">...</text:span><text:span text:style-name="T53"> </text:span><text:span text:style-name="T65">}</text:span><text:span text:style-name="T53"> </text:span><text:span text:style-name="T70">//与之前一样，定义public</text:span><text:span text:style-name="T53"> </text:span><text:span text:style-name="T70">swap</text:span></text:p>
      <text:p text:style-name="P19"><text:span text:style-name="T53"><text:s text:c="2"/></text:span><text:span text:style-name="T50">template</text:span><text:span text:style-name="T53"> </text:span><text:span text:style-name="T65">&lt;</text:span><text:span text:style-name="T50">typename</text:span><text:span text:style-name="T53"> </text:span><text:span text:style-name="T56">T</text:span><text:span text:style-name="T65">&gt;</text:span></text:p>
      <text:p text:style-name="P19"><text:span text:style-name="T53"><text:s text:c="2"/></text:span><text:span text:style-name="T50">void</text:span><text:span text:style-name="T53"> </text:span><text:span text:style-name="T65">swap(</text:span><text:span text:style-name="T56">ClassName</text:span><text:span text:style-name="T65">&lt;</text:span><text:span text:style-name="T56">T</text:span><text:span text:style-name="T65">&gt;</text:span><text:span text:style-name="T53"> </text:span><text:span text:style-name="T65">&amp;a,</text:span><text:span text:style-name="T56">ClassName</text:span><text:span text:style-name="T65">&lt;</text:span><text:span text:style-name="T56">T</text:span><text:span text:style-name="T65">&gt;</text:span><text:span text:style-name="T53"> </text:span><text:span text:style-name="T65">&amp;b)</text:span></text:p>
      <text:p text:style-name="P19"><text:span text:style-name="T53"><text:s text:c="2"/></text:span><text:span text:style-name="T65">{</text:span></text:p>
      <text:p text:style-name="P19"><text:span text:style-name="T53"><text:s text:c="4"/></text:span><text:span text:style-name="T65">a.</text:span>swap<text:span text:style-name="T65">(b);</text:span></text:p>
      <text:p text:style-name="P19"><text:span text:style-name="T53"><text:s text:c="2"/></text:span><text:span text:style-name="T65">}</text:span></text:p>
      <text:p text:style-name="P18">}</text:p>
      <text:p text:style-name="Text_20_body"><text:span text:style-name="T21"/></text:p>
      <text:p text:style-name="P6"><text:span text:style-name="T16">TIPS</text:span><text:span text:style-name="T23">：</text:span><text:span text:style-name="T16">C++</text:span><text:span text:style-name="T23">遵循</text:span><text:span text:style-name="T16">argument-dependent lookup</text:span><text:span text:style-name="T23">，即实参取决之查找规则，会首先选用特化的版本。<text:line-break/>总结：首先在</text:span><text:span text:style-name="T16">class</text:span><text:span text:style-name="T23">里定义实际置换的</text:span><text:span text:style-name="T16">swap</text:span><text:span text:style-name="T23">函数。如果单纯设计</text:span><text:span text:style-name="T16">class</text:span><text:span text:style-name="T23">，在</text:span><text:span text:style-name="T16">std</text:span><text:span text:style-name="T23">里特化</text:span><text:span text:style-name="T16">swap</text:span><text:span text:style-name="T23">。如果是</text:span><text:span text:style-name="T16">class template</text:span><text:span text:style-name="T23">，将</text:span><text:span text:style-name="T16">non-member</text:span><text:span text:style-name="T23">函数写在自定义</text:span><text:span text:style-name="T16">namespace</text:span><text:span text:style-name="T23">里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vetica" svg:font-family="helvetica, Arial"/>
    <style:font-face style:name="inherit" svg:font-family="inherit"/>
    <style:font-face style:name="monaco" svg:font-family="monaco, Consolas, 'Liberation Mono', Courier, monospace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文泉驿微米黑" svg:font-family="文泉驿微米黑" style:font-pitch="variable"/>
    <style:font-face style:name="文泉驿微米黑1" svg:font-family="文泉驿微米黑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 Mono" fo:font-size="14pt" style:font-name-asian="文泉驿微米黑1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3:11:50</meta:creation-date>
    <dc:date>2014-01-27T14:32:33</dc:date>
    <meta:editing-duration>PT1M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5" meta:paragraph-count="97" meta:word-count="468" meta:character-count="4816" meta:non-whitespace-character-count="4713"/>
  </office:meta>
</office:document-meta>
</file>